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2.856cm" style:rel-column-width="7281*"/>
    </style:style>
    <style:style style:name="Tableau1.I" style:family="table-column">
      <style:table-column-properties style:column-width="2.858cm" style:rel-column-width="7287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8pt" officeooo:rsid="0001e114" officeooo:paragraph-rsid="0001e114" style:font-size-asian="8pt" style:font-size-complex="8pt"/>
    </style:style>
    <style:style style:name="P2" style:family="paragraph" style:parent-style-name="Text_20_body">
      <style:paragraph-properties fo:text-align="start" style:justify-single-word="false"/>
      <style:text-properties officeooo:rsid="0001e114" officeooo:paragraph-rsid="0001e114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officeooo:rsid="0001e114" officeooo:paragraph-rsid="0001e114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e114" officeooo:paragraph-rsid="0001e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e114" officeooo:paragraph-rsid="0001e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375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 PRENOM</text:p>
      <text:p text:style-name="P3">Rapport d’activité individuel : semaine X</text:p>
      <text:p text:style-name="Text_20_body"/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office:value-type="string">
            <text:p text:style-name="P6">Tâches</text:p>
          </table:table-cell>
          <table:table-cell table:style-name="Tableau1.A1" office:value-type="string">
            <text:p text:style-name="P5">Durée prévue </text:p>
          </table:table-cell>
          <table:table-cell table:style-name="Tableau1.A1" office:value-type="string">
            <text:p text:style-name="P5">Durée réelle</text:p>
          </table:table-cell>
          <table:table-cell table:style-name="Tableau1.A1" office:value-type="string">
            <text:p text:style-name="P5">Date de début d’exécution</text:p>
          </table:table-cell>
          <table:table-cell table:style-name="Tableau1.A1" office:value-type="string">
            <text:p text:style-name="P5">Date de fin d’exécution</text:p>
          </table:table-cell>
          <table:table-cell table:style-name="Tableau1.A1" office:value-type="string">
            <text:p text:style-name="P5">Tâche commune</text:p>
          </table:table-cell>
          <table:table-cell table:style-name="Tableau1.A1" office:value-type="string">
            <text:p text:style-name="P5">Autres ressources</text:p>
          </table:table-cell>
          <table:table-cell table:style-name="Tableau1.A1" office:value-type="string">
            <text:p text:style-name="P5">Livrable(s) de la tâche</text:p>
          </table:table-cell>
          <table:table-cell table:style-name="Tableau1.I1" office:value-type="string">
            <text:p text:style-name="P5">Contraintes pesant sur la réalisation de la tâche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I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01e114" officeooo:paragraph-rsid="0001e114" style:font-size-asian="8pt" style:font-size-complex="8pt"/>
    </style:style>
    <style:style style:name="MT1" style:family="text">
      <style:text-properties officeooo:rsid="0003753a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 2 : Vérifier et générer des contrepèteries. L’art de décaler les sons. </text:p>
        <text:p text:style-name="MP1">BLAY Adrien, COSTA Anthony, CAMPIDELLI Corentin, VAYSSADE Jean-Baptiste, GOUNON Thomas, <text:span text:style-name="MT1">ERBLAND Pierr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09:36:58.937314065</meta:creation-date>
    <dc:date>2019-11-18T11:38:56.328392740</dc:date>
    <meta:editing-duration>PT9M52S</meta:editing-duration>
    <meta:editing-cycles>2</meta:editing-cycles>
    <meta:generator>LibreOffice/6.1.5.2$Linux_X86_64 LibreOffice_project/10$Build-2</meta:generator>
    <meta:document-statistic meta:table-count="1" meta:image-count="0" meta:object-count="0" meta:page-count="1" meta:paragraph-count="13" meta:word-count="62" meta:character-count="412" meta:non-whitespace-character-count="361"/>
  </office:meta>
</office:document-meta>
</file>